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59.4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71.26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fo:wrap-option="wrap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wrap-option="wrap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2"/>
  </office:automatic-styles>
  <office:body>
    <office:spreadsheet>
      <table:calculation-settings table:automatic-find-labels="false"/>
      <table:table table:name="tim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9" table:default-cell-style-name="ce7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Create Weights (Minutes, 128 Cores)</text:p>
          </table:table-cell>
          <table:table-cell table:style-name="ce2" office:value-type="string" calcext:value-type="string">
            <text:p>Create Weights (Minutes, 256 Cores)</text:p>
          </table:table-cell>
          <table:table-cell table:style-name="ce2" office:value-type="string" calcext:value-type="string">
            <text:p>Apply Weights (Seconds, 128 cores)</text:p>
          </table:table-cell>
          <table:table-cell table:style-name="ce2" office:value-type="string" calcext:value-type="string">
            <text:p>Apply Weights (Seconds, 256 Cores)</text:p>
          </table:table-cell>
          <table:table-cell table:style-name="ce4" office:value-type="string" calcext:value-type="string">
            <text:p>Elements</text:p>
          </table:table-cell>
          <table:table-cell table:style-name="ce4" office:value-type="string" calcext:value-type="string">
            <text:p>Nodes</text:p>
          </table:table-cell>
          <table:table-cell table:style-name="ce6" office:value-type="string" calcext:value-type="string">
            <text:p>Max Nodes in Element</text:p>
          </table:table-cell>
          <table:table-cell table:style-name="ce8" office:value-type="string" calcext:value-type="string">
            <text:p>Area (km^2)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1-Northeast</text:p>
          </table:table-cell>
          <table:table-cell office:value-type="float" office:value="2.58333333333" calcext:value-type="float">
            <text:p>2.6</text:p>
          </table:table-cell>
          <table:table-cell office:value-type="float" office:value="1.91666666666667" calcext:value-type="float">
            <text:p>1.9</text:p>
          </table:table-cell>
          <table:table-cell office:value-type="float" office:value="5.44000005722" calcext:value-type="float">
            <text:p>5.4</text:p>
          </table:table-cell>
          <table:table-cell office:value-type="float" office:value="5.02999997138977" calcext:value-type="float">
            <text:p>5.0</text:p>
          </table:table-cell>
          <table:table-cell office:value-type="float" office:value="65968" calcext:value-type="float">
            <text:p>65,968</text:p>
          </table:table-cell>
          <table:table-cell office:value-type="float" office:value="11266090" calcext:value-type="float">
            <text:p>11,266,090</text:p>
          </table:table-cell>
          <table:table-cell office:value-type="float" office:value="12508" calcext:value-type="float">
            <text:p>12,508</text:p>
          </table:table-cell>
          <table:table-cell office:value-type="float" office:value="169444.683004931" calcext:value-type="float">
            <text:p>169444.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2-MidAtlantic</text:p>
          </table:table-cell>
          <table:table-cell office:value-type="float" office:value="0.983333333333" calcext:value-type="float">
            <text:p>1.0</text:p>
          </table:table-cell>
          <table:table-cell office:value-type="float" office:value="0.633333333333333" calcext:value-type="float">
            <text:p>0.6</text:p>
          </table:table-cell>
          <table:table-cell office:value-type="float" office:value="5.30999994278" calcext:value-type="float">
            <text:p>5.3</text:p>
          </table:table-cell>
          <table:table-cell office:value-type="float" office:value="6.73000001907349" calcext:value-type="float">
            <text:p>6.7</text:p>
          </table:table-cell>
          <table:table-cell office:value-type="float" office:value="126185" calcext:value-type="float">
            <text:p>126,185</text:p>
          </table:table-cell>
          <table:table-cell office:value-type="float" office:value="19726112" calcext:value-type="float">
            <text:p>19,726,112</text:p>
          </table:table-cell>
          <table:table-cell office:value-type="float" office:value="4897" calcext:value-type="float">
            <text:p>4,897</text:p>
          </table:table-cell>
          <table:table-cell office:value-type="float" office:value="277754.625947457" calcext:value-type="float">
            <text:p>277754.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3N-SouthAtlanticNorth</text:p>
          </table:table-cell>
          <table:table-cell office:value-type="float" office:value="0.666666666667" calcext:value-type="float">
            <text:p>0.7</text:p>
          </table:table-cell>
          <table:table-cell office:value-type="float" office:value="0.483333333333333" calcext:value-type="float">
            <text:p>0.5</text:p>
          </table:table-cell>
          <table:table-cell office:value-type="float" office:value="6.99000000954" calcext:value-type="float">
            <text:p>7.0</text:p>
          </table:table-cell>
          <table:table-cell office:value-type="float" office:value="6.42999982833862" calcext:value-type="float">
            <text:p>6.4</text:p>
          </table:table-cell>
          <table:table-cell office:value-type="float" office:value="132903" calcext:value-type="float">
            <text:p>132,903</text:p>
          </table:table-cell>
          <table:table-cell office:value-type="float" office:value="19492333" calcext:value-type="float">
            <text:p>19,492,333</text:p>
          </table:table-cell>
          <table:table-cell office:value-type="float" office:value="2328" calcext:value-type="float">
            <text:p>2,328</text:p>
          </table:table-cell>
          <table:table-cell office:value-type="float" office:value="251206.426862993" calcext:value-type="float">
            <text:p>251206.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3S-SouthAtlanticSouth</text:p>
          </table:table-cell>
          <table:table-cell office:value-type="float" office:value="1.65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2.65999984741" calcext:value-type="float">
            <text:p>2.7</text:p>
          </table:table-cell>
          <table:table-cell office:value-type="float" office:value="6.5" calcext:value-type="float">
            <text:p>6.5</text:p>
          </table:table-cell>
          <table:table-cell office:value-type="float" office:value="55586" calcext:value-type="float">
            <text:p>55,586</text:p>
          </table:table-cell>
          <table:table-cell office:value-type="float" office:value="8981229" calcext:value-type="float">
            <text:p>8,981,229</text:p>
          </table:table-cell>
          <table:table-cell office:value-type="float" office:value="10937" calcext:value-type="float">
            <text:p>10,937</text:p>
          </table:table-cell>
          <table:table-cell office:value-type="float" office:value="182288.834125986" calcext:value-type="float">
            <text:p>182288.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3W-SouthAtlanticWest</text:p>
          </table:table-cell>
          <table:table-cell office:value-type="float" office:value="0.616666666667" calcext:value-type="float">
            <text:p>0.6</text:p>
          </table:table-cell>
          <table:table-cell office:value-type="float" office:value="0.533333333333333" calcext:value-type="float">
            <text:p>0.5</text:p>
          </table:table-cell>
          <table:table-cell office:value-type="float" office:value="3.82999992371" calcext:value-type="float">
            <text:p>3.8</text:p>
          </table:table-cell>
          <table:table-cell office:value-type="float" office:value="5.89000010490418" calcext:value-type="float">
            <text:p>5.9</text:p>
          </table:table-cell>
          <table:table-cell office:value-type="float" office:value="135522" calcext:value-type="float">
            <text:p>135,522</text:p>
          </table:table-cell>
          <table:table-cell office:value-type="float" office:value="20182184" calcext:value-type="float">
            <text:p>20,182,184</text:p>
          </table:table-cell>
          <table:table-cell office:value-type="float" office:value="2733" calcext:value-type="float">
            <text:p>2,733</text:p>
          </table:table-cell>
          <table:table-cell office:value-type="float" office:value="242238.704473746" calcext:value-type="float">
            <text:p>242238.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4-GreatLakes</text:p>
          </table:table-cell>
          <table:table-cell office:value-type="float" office:value="13.6666666667" calcext:value-type="float">
            <text:p>13.7</text:p>
          </table:table-cell>
          <table:table-cell office:value-type="float" office:value="13.5833333333333" calcext:value-type="float">
            <text:p>13.6</text:p>
          </table:table-cell>
          <table:table-cell office:value-type="float" office:value="3.25999999046" calcext:value-type="float">
            <text:p>3.3</text:p>
          </table:table-cell>
          <table:table-cell office:value-type="float" office:value="6.01999998092651" calcext:value-type="float">
            <text:p>6.0</text:p>
          </table:table-cell>
          <table:table-cell office:value-type="float" office:value="105849" calcext:value-type="float">
            <text:p>105,849</text:p>
          </table:table-cell>
          <table:table-cell office:value-type="float" office:value="20542007" calcext:value-type="float">
            <text:p>20,542,007</text:p>
          </table:table-cell>
          <table:table-cell office:value-type="float" office:value="20313" calcext:value-type="float">
            <text:p>20,313</text:p>
          </table:table-cell>
          <table:table-cell office:value-type="float" office:value="324433.526397372" calcext:value-type="float">
            <text:p>324433.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5-Ohio</text:p>
          </table:table-cell>
          <table:table-cell office:value-type="float" office:value="0.933333333333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5.72000002861" calcext:value-type="float">
            <text:p>5.7</text:p>
          </table:table-cell>
          <table:table-cell office:value-type="float" office:value="6.42000007629395" calcext:value-type="float">
            <text:p>6.4</text:p>
          </table:table-cell>
          <table:table-cell office:value-type="float" office:value="170145" calcext:value-type="float">
            <text:p>170,145</text:p>
          </table:table-cell>
          <table:table-cell office:value-type="float" office:value="29797866" calcext:value-type="float">
            <text:p>29,797,866</text:p>
          </table:table-cell>
          <table:table-cell office:value-type="float" office:value="2396" calcext:value-type="float">
            <text:p>2,396</text:p>
          </table:table-cell>
          <table:table-cell office:value-type="float" office:value="421959.238199019" calcext:value-type="float">
            <text:p>421959.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6-Tennessee</text:p>
          </table:table-cell>
          <table:table-cell office:value-type="float" office:value="0.35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4.88000011444" calcext:value-type="float">
            <text:p>4.9</text:p>
          </table:table-cell>
          <table:table-cell office:value-type="float" office:value="3.85999989509583" calcext:value-type="float">
            <text:p>3.9</text:p>
          </table:table-cell>
          <table:table-cell office:value-type="float" office:value="57642" calcext:value-type="float">
            <text:p>57,642</text:p>
          </table:table-cell>
          <table:table-cell office:value-type="float" office:value="8834646" calcext:value-type="float">
            <text:p>8,834,646</text:p>
          </table:table-cell>
          <table:table-cell office:value-type="float" office:value="1832" calcext:value-type="float">
            <text:p>1,832</text:p>
          </table:table-cell>
          <table:table-cell office:value-type="float" office:value="105951.843902232" calcext:value-type="float">
            <text:p>105951.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7-UpperMississippi</text:p>
          </table:table-cell>
          <table:table-cell office:value-type="float" office:value="1.11666666667" calcext:value-type="float">
            <text:p>1.1</text:p>
          </table:table-cell>
          <table:table-cell office:value-type="float" office:value="0.75" calcext:value-type="float">
            <text:p>0.8</text:p>
          </table:table-cell>
          <table:table-cell office:value-type="float" office:value="4.66000008583" calcext:value-type="float">
            <text:p>4.7</text:p>
          </table:table-cell>
          <table:table-cell office:value-type="float" office:value="8.21000003814697" calcext:value-type="float">
            <text:p>8.2</text:p>
          </table:table-cell>
          <table:table-cell office:value-type="float" office:value="183667" calcext:value-type="float">
            <text:p>183,667</text:p>
          </table:table-cell>
          <table:table-cell office:value-type="float" office:value="33102239" calcext:value-type="float">
            <text:p>33,102,239</text:p>
          </table:table-cell>
          <table:table-cell office:value-type="float" office:value="2338" calcext:value-type="float">
            <text:p>2,338</text:p>
          </table:table-cell>
          <table:table-cell office:value-type="float" office:value="492029.1792083" calcext:value-type="float">
            <text:p>492029.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8-LowerMississippi</text:p>
          </table:table-cell>
          <table:table-cell office:value-type="float" office:value="0.983333333333" calcext:value-type="float">
            <text:p>1.0</text:p>
          </table:table-cell>
          <table:table-cell office:value-type="float" office:value="0.85" calcext:value-type="float">
            <text:p>0.9</text:p>
          </table:table-cell>
          <table:table-cell office:value-type="float" office:value="6.9399998188" calcext:value-type="float">
            <text:p>6.9</text:p>
          </table:table-cell>
          <table:table-cell office:value-type="float" office:value="5.8199999332428" calcext:value-type="float">
            <text:p>5.8</text:p>
          </table:table-cell>
          <table:table-cell office:value-type="float" office:value="151544" calcext:value-type="float">
            <text:p>151,544</text:p>
          </table:table-cell>
          <table:table-cell office:value-type="float" office:value="21886747" calcext:value-type="float">
            <text:p>21,886,747</text:p>
          </table:table-cell>
          <table:table-cell office:value-type="float" office:value="3980" calcext:value-type="float">
            <text:p>3,980</text:p>
          </table:table-cell>
          <table:table-cell office:value-type="float" office:value="285341.815811793" calcext:value-type="float">
            <text:p>285341.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9-SourisRedRainy</text:p>
          </table:table-cell>
          <table:table-cell office:value-type="float" office:value="22" calcext:value-type="float">
            <text:p>22.0</text:p>
          </table:table-cell>
          <table:table-cell office:value-type="float" office:value="22.0666666666667" calcext:value-type="float">
            <text:p>22.1</text:p>
          </table:table-cell>
          <table:table-cell office:value-type="float" office:value="5" calcext:value-type="float">
            <text:p>5.0</text:p>
          </table:table-cell>
          <table:table-cell office:value-type="float" office:value="4.6399998664856" calcext:value-type="float">
            <text:p>4.6</text:p>
          </table:table-cell>
          <table:table-cell office:value-type="float" office:value="29776" calcext:value-type="float">
            <text:p>29,776</text:p>
          </table:table-cell>
          <table:table-cell office:value-type="float" office:value="7100261" calcext:value-type="float">
            <text:p>7,100,261</text:p>
          </table:table-cell>
          <table:table-cell office:value-type="float" office:value="26646" calcext:value-type="float">
            <text:p>26,646</text:p>
          </table:table-cell>
          <table:table-cell office:value-type="float" office:value="213487.510471861" calcext:value-type="float">
            <text:p>213487.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L-LowerMissouri</text:p>
          </table:table-cell>
          <table:table-cell office:value-type="float" office:value="4.35" calcext:value-type="float">
            <text:p>4.4</text:p>
          </table:table-cell>
          <table:table-cell office:value-type="float" office:value="3.96666666666667" calcext:value-type="float">
            <text:p>4.0</text:p>
          </table:table-cell>
          <table:table-cell office:value-type="float" office:value="5.31999993324" calcext:value-type="float">
            <text:p>5.3</text:p>
          </table:table-cell>
          <table:table-cell office:value-type="float" office:value="5.83999991416931" calcext:value-type="float">
            <text:p>5.8</text:p>
          </table:table-cell>
          <table:table-cell office:value-type="float" office:value="196552" calcext:value-type="float">
            <text:p>196,552</text:p>
          </table:table-cell>
          <table:table-cell office:value-type="float" office:value="33441656" calcext:value-type="float">
            <text:p>33,441,656</text:p>
          </table:table-cell>
          <table:table-cell office:value-type="float" office:value="10846" calcext:value-type="float">
            <text:p>10,846</text:p>
          </table:table-cell>
          <table:table-cell office:value-type="float" office:value="540028.259119267" calcext:value-type="float">
            <text:p>540028.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U-UpperMissouri</text:p>
          </table:table-cell>
          <table:table-cell office:value-type="float" office:value="7.88333333333" calcext:value-type="float">
            <text:p>7.9</text:p>
          </table:table-cell>
          <table:table-cell office:value-type="float" office:value="7.33333333333333" calcext:value-type="float">
            <text:p>7.3</text:p>
          </table:table-cell>
          <table:table-cell office:value-type="float" office:value="6.98000001907" calcext:value-type="float">
            <text:p>7.0</text:p>
          </table:table-cell>
          <table:table-cell office:value-type="float" office:value="8.71000003814697" calcext:value-type="float">
            <text:p>8.7</text:p>
          </table:table-cell>
          <table:table-cell office:value-type="float" office:value="256645" calcext:value-type="float">
            <text:p>256,645</text:p>
          </table:table-cell>
          <table:table-cell office:value-type="float" office:value="50021472" calcext:value-type="float">
            <text:p>50,021,472</text:p>
          </table:table-cell>
          <table:table-cell office:value-type="float" office:value="21013" calcext:value-type="float">
            <text:p>21,013</text:p>
          </table:table-cell>
          <table:table-cell office:value-type="float" office:value="811162.505702924" calcext:value-type="float">
            <text:p>811162.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-ArkRedWhite</text:p>
          </table:table-cell>
          <table:table-cell office:value-type="float" office:value="3.55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office:value-type="float" office:value="5.91000008583" calcext:value-type="float">
            <text:p>5.9</text:p>
          </table:table-cell>
          <table:table-cell office:value-type="float" office:value="7.50999999046326" calcext:value-type="float">
            <text:p>7.5</text:p>
          </table:table-cell>
          <table:table-cell office:value-type="float" office:value="204120" calcext:value-type="float">
            <text:p>204,120</text:p>
          </table:table-cell>
          <table:table-cell office:value-type="float" office:value="36757810" calcext:value-type="float">
            <text:p>36,757,810</text:p>
          </table:table-cell>
          <table:table-cell office:value-type="float" office:value="9523" calcext:value-type="float">
            <text:p>9,523</text:p>
          </table:table-cell>
          <table:table-cell office:value-type="float" office:value="642284.54193122" calcext:value-type="float">
            <text:p>642284.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-Texas</text:p>
          </table:table-cell>
          <table:table-cell office:value-type="float" office:value="7.63333333333" calcext:value-type="float">
            <text:p>7.6</text:p>
          </table:table-cell>
          <table:table-cell office:value-type="float" office:value="6.4" calcext:value-type="float">
            <text:p>6.4</text:p>
          </table:table-cell>
          <table:table-cell office:value-type="float" office:value="5.72000002861" calcext:value-type="float">
            <text:p>5.7</text:p>
          </table:table-cell>
          <table:table-cell office:value-type="float" office:value="5.65000009536743" calcext:value-type="float">
            <text:p>5.7</text:p>
          </table:table-cell>
          <table:table-cell office:value-type="float" office:value="68127" calcext:value-type="float">
            <text:p>68,127</text:p>
          </table:table-cell>
          <table:table-cell office:value-type="float" office:value="18635306" calcext:value-type="float">
            <text:p>18,635,306</text:p>
          </table:table-cell>
          <table:table-cell office:value-type="float" office:value="17679" calcext:value-type="float">
            <text:p>17,679</text:p>
          </table:table-cell>
          <table:table-cell office:value-type="float" office:value="464493.312906762" calcext:value-type="float">
            <text:p>464493.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-RioGrande</text:p>
          </table:table-cell>
          <table:table-cell table:formula="of:=7878/60" office:value-type="float" office:value="131.3" calcext:value-type="float">
            <text:p>131.3</text:p>
          </table:table-cell>
          <table:table-cell/>
          <table:table-cell office:value-type="float" office:value="4" calcext:value-type="float">
            <text:p>4.0</text:p>
          </table:table-cell>
          <table:table-cell/>
          <table:table-cell office:value-type="float" office:value="56220" calcext:value-type="float">
            <text:p>56,220</text:p>
          </table:table-cell>
          <table:table-cell office:value-type="float" office:value="15257835" calcext:value-type="float">
            <text:p>15,257,835</text:p>
          </table:table-cell>
          <table:table-cell office:value-type="float" office:value="58396" calcext:value-type="float">
            <text:p>58,396</text:p>
          </table:table-cell>
          <table:table-cell office:value-type="float" office:value="564839.690684706" calcext:value-type="float">
            <text:p>564839.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-UpperColorado</text:p>
          </table:table-cell>
          <table:table-cell office:value-type="float" office:value="0.7" calcext:value-type="float">
            <text:p>0.7</text:p>
          </table:table-cell>
          <table:table-cell office:value-type="float" office:value="0.583333333333333" calcext:value-type="float">
            <text:p>0.6</text:p>
          </table:table-cell>
          <table:table-cell office:value-type="float" office:value="3.79999995232" calcext:value-type="float">
            <text:p>3.8</text:p>
          </table:table-cell>
          <table:table-cell office:value-type="float" office:value="5.57999992370606" calcext:value-type="float">
            <text:p>5.6</text:p>
          </table:table-cell>
          <table:table-cell office:value-type="float" office:value="83084" calcext:value-type="float">
            <text:p>83,084</text:p>
          </table:table-cell>
          <table:table-cell office:value-type="float" office:value="17313007" calcext:value-type="float">
            <text:p>17,313,007</text:p>
          </table:table-cell>
          <table:table-cell office:value-type="float" office:value="3517" calcext:value-type="float">
            <text:p>3,517</text:p>
          </table:table-cell>
          <table:table-cell office:value-type="float" office:value="293570.970307734" calcext:value-type="float">
            <text:p>293571.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-LowerColorado</text:p>
          </table:table-cell>
          <table:table-cell office:value-type="float" office:value="1.71666666667" calcext:value-type="float">
            <text:p>1.7</text:p>
          </table:table-cell>
          <table:table-cell office:value-type="float" office:value="1.51666666666667" calcext:value-type="float">
            <text:p>1.5</text:p>
          </table:table-cell>
          <table:table-cell office:value-type="float" office:value="3.61000013351" calcext:value-type="float">
            <text:p>3.6</text:p>
          </table:table-cell>
          <table:table-cell office:value-type="float" office:value="6.65999984741211" calcext:value-type="float">
            <text:p>6.7</text:p>
          </table:table-cell>
          <table:table-cell office:value-type="float" office:value="100243" calcext:value-type="float">
            <text:p>100,243</text:p>
          </table:table-cell>
          <table:table-cell office:value-type="float" office:value="22692655" calcext:value-type="float">
            <text:p>22,692,655</text:p>
          </table:table-cell>
          <table:table-cell office:value-type="float" office:value="8215" calcext:value-type="float">
            <text:p>8,215</text:p>
          </table:table-cell>
          <table:table-cell office:value-type="float" office:value="366882.548469432" calcext:value-type="float">
            <text:p>366882.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-GreatBasin</text:p>
          </table:table-cell>
          <table:table-cell office:value-type="float" office:value="8.16666666667" calcext:value-type="float">
            <text:p>8.2</text:p>
          </table:table-cell>
          <table:table-cell office:value-type="float" office:value="7.83333333333333" calcext:value-type="float">
            <text:p>7.8</text:p>
          </table:table-cell>
          <table:table-cell office:value-type="float" office:value="5.82000017166" calcext:value-type="float">
            <text:p>5.8</text:p>
          </table:table-cell>
          <table:table-cell office:value-type="float" office:value="6.29999995231628" calcext:value-type="float">
            <text:p>6.3</text:p>
          </table:table-cell>
          <table:table-cell office:value-type="float" office:value="95143" calcext:value-type="float">
            <text:p>95,143</text:p>
          </table:table-cell>
          <table:table-cell office:value-type="float" office:value="20685820" calcext:value-type="float">
            <text:p>20,685,820</text:p>
          </table:table-cell>
          <table:table-cell office:value-type="float" office:value="20245" calcext:value-type="float">
            <text:p>20,245</text:p>
          </table:table-cell>
          <table:table-cell office:value-type="float" office:value="367057.801801881" calcext:value-type="float">
            <text:p>367057.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7-PacificNorthwest</text:p>
          </table:table-cell>
          <table:table-cell office:value-type="float" office:value="83" calcext:value-type="float">
            <text:p>83.0</text:p>
          </table:table-cell>
          <table:table-cell office:value-type="float" office:value="83.7166666666667" calcext:value-type="float">
            <text:p>83.7</text:p>
          </table:table-cell>
          <table:table-cell office:value-type="float" office:value="10" calcext:value-type="float">
            <text:p>10.0</text:p>
          </table:table-cell>
          <table:table-cell office:value-type="float" office:value="8.08999991416931" calcext:value-type="float">
            <text:p>8.1</text:p>
          </table:table-cell>
          <table:table-cell office:value-type="float" office:value="231698" calcext:value-type="float">
            <text:p>231,698</text:p>
          </table:table-cell>
          <table:table-cell office:value-type="float" office:value="44374094" calcext:value-type="float">
            <text:p>44,374,094</text:p>
          </table:table-cell>
          <table:table-cell office:value-type="float" office:value="48740" calcext:value-type="float">
            <text:p>48,740</text:p>
          </table:table-cell>
          <table:table-cell office:value-type="float" office:value="814493.046655266" calcext:value-type="float">
            <text:p>814493.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-California</text:p>
          </table:table-cell>
          <table:table-cell office:value-type="float" office:value="6.35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6.94999980927" calcext:value-type="float">
            <text:p>6.9</text:p>
          </table:table-cell>
          <table:table-cell office:value-type="float" office:value="6.37000012397766" calcext:value-type="float">
            <text:p>6.4</text:p>
          </table:table-cell>
          <table:table-cell office:value-type="float" office:value="140835" calcext:value-type="float">
            <text:p>140,835</text:p>
          </table:table-cell>
          <table:table-cell office:value-type="float" office:value="25547578" calcext:value-type="float">
            <text:p>25,547,578</text:p>
          </table:table-cell>
          <table:table-cell office:value-type="float" office:value="12789" calcext:value-type="float">
            <text:p>12,789</text:p>
          </table:table-cell>
          <table:table-cell office:value-type="float" office:value="421995.456025014" calcext:value-type="float">
            <text:p>421995.5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formula="of:=SUM([.C2:.C22])" office:value-type="float" office:value="300.200000000033" calcext:value-type="float">
            <text:p>300.2</text:p>
          </table:table-cell>
          <table:table-cell table:formula="of:=SUM([.C7];[.C12];[.C17];[.C21])" office:value-type="float" office:value="249.9666666667" calcext:value-type="float">
            <text:p>250.0</text:p>
          </table:table-cell>
          <table:table-cell table:formula="of:=[.D25]/[.C25]" office:value-type="float" office:value="0.832667110815032" calcext:value-type="float">
            <text:p>0.8</text:p>
          </table:table-cell>
          <table:table-cell table:number-columns-repeated="7"/>
        </table:table-row>
        <table:table-row table:style-name="ro2" table:number-rows-repeated="104855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timing.A1:timing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09:19:14.217334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9T18:24:21.670172398</dc:date>
    <meta:editing-duration>PT1H11M18S</meta:editing-duration>
    <meta:editing-cycles>10</meta:editing-cycles>
    <meta:generator>LibreOffice/5.0.5.2$Linux_X86_64 LibreOffice_project/00m0$Build-2</meta:generator>
    <meta:document-statistic meta:table-count="1" meta:cell-count="221" meta:object-count="0"/>
  </office:meta>
</office:document-meta>
</file>